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0.svm" manifest:media-type=""/>
  <manifest:file-entry manifest:full-path="Pictures/TablePreview2.svm" manifest:media-type=""/>
  <manifest:file-entry manifest:full-path="Pictures/TablePreview21.svm" manifest:media-type=""/>
  <manifest:file-entry manifest:full-path="Pictures/TablePreview3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6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co1" style:family="table-column">
      <style:table-column-properties style:column-width="7.891cm" style:use-optimal-column-width="false"/>
    </style:style>
    <style:style style:name="co2" style:family="table-column">
      <style:table-column-properties style:column-width="8.002cm" style:use-optimal-column-width="false"/>
    </style:style>
    <style:style style:name="co3" style:family="table-column">
      <style:table-column-properties style:column-width="7.989cm" style:use-optimal-column-width="false"/>
    </style:style>
    <style:style style:name="co4" style:family="table-column">
      <style:table-column-properties style:column-width="7.601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9.772cm" style:use-optimal-column-width="false"/>
    </style:style>
    <style:style style:name="co7" style:family="table-column">
      <style:table-column-properties style:column-width="9.653cm" style:use-optimal-column-width="false"/>
    </style:style>
    <style:style style:name="co8" style:family="table-column">
      <style:table-column-properties style:column-width="8.266cm" style:use-optimal-column-width="false"/>
    </style:style>
    <style:style style:name="co9" style:family="table-column">
      <style:table-column-properties style:column-width="4.509cm" style:use-optimal-column-width="false"/>
    </style:style>
    <style:style style:name="co10" style:family="table-column">
      <style:table-column-properties style:column-width="3.821cm" style:use-optimal-column-width="false"/>
    </style:style>
    <style:style style:name="co11" style:family="table-column">
      <style:table-column-properties style:column-width="4.426cm" style:use-optimal-column-width="false"/>
    </style:style>
    <style:style style:name="co12" style:family="table-column">
      <style:table-column-properties style:column-width="6.852cm" style:use-optimal-column-width="false"/>
    </style:style>
    <style:style style:name="co13" style:family="table-column">
      <style:table-column-properties style:column-width="6.815cm" style:use-optimal-column-width="false"/>
    </style:style>
    <style:style style:name="co14" style:family="table-column">
      <style:table-column-properties style:column-width="7.962cm" style:use-optimal-column-width="false"/>
    </style:style>
    <style:style style:name="co15" style:family="table-column">
      <style:table-column-properties style:column-width="7.862cm" style:use-optimal-column-width="false"/>
    </style:style>
    <style:style style:name="co16" style:family="table-column">
      <style:table-column-properties style:column-width="7.722cm" style:use-optimal-column-width="false"/>
    </style:style>
    <style:style style:name="co17" style:family="table-column">
      <style:table-column-properties style:column-width="8cm" style:use-optimal-column-width="false"/>
    </style:style>
    <style:style style:name="co18" style:family="table-column">
      <style:table-column-properties style:column-width="8.63cm" style:use-optimal-column-width="false"/>
    </style:style>
    <style:style style:name="co19" style:family="table-column">
      <style:table-column-properties style:column-width="5.751cm" style:use-optimal-column-width="false"/>
    </style:style>
    <style:style style:name="co20" style:family="table-column">
      <style:table-column-properties style:column-width="4.074cm" style:use-optimal-column-width="false"/>
    </style:style>
    <style:style style:name="co21" style:family="table-column">
      <style:table-column-properties style:column-width="8.758cm" style:use-optimal-column-width="false"/>
    </style:style>
    <style:style style:name="co22" style:family="table-column">
      <style:table-column-properties style:column-width="13.141cm" style:use-optimal-column-width="false"/>
    </style:style>
    <style:style style:name="ro1" style:family="table-row">
      <style:table-row-properties style:row-height="0.912cm" style:use-optimal-row-height="false"/>
    </style:style>
    <style:style style:name="ro2" style:family="table-row">
      <style:table-row-properties style:row-height="1.713cm" style:use-optimal-row-height="false"/>
    </style:style>
    <style:style style:name="ro3" style:family="table-row">
      <style:table-row-properties style:row-height="4.297cm" style:use-optimal-row-height="false"/>
    </style:style>
    <style:style style:name="ro4" style:family="table-row">
      <style:table-row-properties style:row-height="1.016cm" style:use-optimal-row-height="false"/>
    </style:style>
    <style:style style:name="ro5" style:family="table-row">
      <style:table-row-properties style:row-height="0.806cm" style:use-optimal-row-height="false"/>
    </style:style>
    <style:style style:name="ro6" style:family="table-row">
      <style:table-row-properties style:row-height="5.084cm" style:use-optimal-row-height="false"/>
    </style:style>
    <style:style style:name="ro7" style:family="table-row">
      <style:table-row-properties style:row-height="0.921cm" style:use-optimal-row-height="false"/>
    </style:style>
    <style:style style:name="ro8" style:family="table-row">
      <style:table-row-properties style:row-height="1.221cm" style:use-optimal-row-height="false"/>
    </style:style>
    <style:style style:name="ro9" style:family="table-row">
      <style:table-row-properties style:row-height="8.47cm" style:use-optimal-row-height="false"/>
    </style:style>
    <style:style style:name="ro10" style:family="table-row">
      <style:table-row-properties style:row-height="0.962cm" style:use-optimal-row-height="false"/>
    </style:style>
    <style:style style:name="ro11" style:family="table-row">
      <style:table-row-properties style:row-height="0.6cm" style:use-optimal-row-height="false"/>
    </style:style>
    <style:style style:name="ro12" style:family="table-row">
      <style:table-row-properties style:row-height="1.041cm" style:use-optimal-row-height="false"/>
    </style:style>
    <style:style style:name="ro13" style:family="table-row">
      <style:table-row-properties style:row-height="0.713cm" style:use-optimal-row-height="false"/>
    </style:style>
    <style:style style:name="ro14" style:family="table-row">
      <style:table-row-properties style:row-height="2.249cm" style:use-optimal-row-height="false"/>
    </style:style>
    <style:style style:name="ro15" style:family="table-row">
      <style:table-row-properties style:row-height="0.661cm" style:use-optimal-row-height="false"/>
    </style:style>
    <style:style style:name="ro16" style:family="table-row">
      <style:table-row-properties style:row-height="1.225cm" style:use-optimal-row-height="false"/>
    </style:style>
    <style:style style:name="ro17" style:family="table-row">
      <style:table-row-properties style:row-height="1.737cm" style:use-optimal-row-height="false"/>
    </style:style>
    <style:style style:name="ro18" style:family="table-row">
      <style:table-row-properties style:row-height="2.761cm" style:use-optimal-row-height="false"/>
    </style:style>
    <style:style style:name="ro19" style:family="table-row">
      <style:table-row-properties style:row-height="1.013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text-properties style:font-name="Liberation Serif1" fo:font-size="13pt" style:font-size-asian="13pt" style:font-name-complex="Liberation Serif1" style:font-size-complex="13pt"/>
    </style:style>
    <style:style style:name="ce3" style:family="table-cell">
      <style:paragraph-properties fo:text-align="center"/>
      <style:text-properties fo:font-size="18pt" style:font-size-asian="18pt" style:font-size-complex="18pt"/>
    </style:style>
    <style:style style:name="ce4" style:family="table-cell">
      <style:paragraph-properties fo:text-align="center"/>
      <style:text-properties fo:font-style="italic" style:font-style-asian="italic" style:font-style-complex="italic"/>
    </style:style>
    <style:style style:name="ce5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erif1" fo:font-size="13pt" style:font-size-asian="13pt" style:font-name-complex="Liberation Serif1" style:font-size-complex="13p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tyle="italic" style:font-style-asian="italic" style:font-style-complex="italic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font-size-asian="13pt" style:font-size-complex="13pt"/>
    </style:style>
    <style:style style:name="P9" style:family="paragraph">
      <style:paragraph-properties fo:text-align="start"/>
      <style:text-properties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22pt" style:font-size-complex="22pt"/>
    </style:style>
    <style:style style:name="T1" style:family="text">
      <style:text-properties fo:font-style="italic" style:font-style-complex="italic"/>
    </style:style>
    <style:style style:name="T2" style:family="text">
      <style:text-properties style:font-name="Liberation Serif1" fo:font-size="13pt" style:font-size-asian="13pt" style:font-name-complex="Liberation Serif1" style:font-size-complex="13pt"/>
    </style:style>
    <style:style style:name="T3" style:family="text">
      <style:text-properties fo:color="#2a6099" loext:opacity="100%" style:font-name="Liberation Serif1" fo:font-size="13pt" style:font-size-asian="13pt" style:font-name-complex="Liberation Serif1" style:font-size-complex="13pt"/>
    </style:style>
    <style:style style:name="T4" style:family="text">
      <style:text-properties fo:color="#81d41a" loext:opacity="100%" style:font-name="Liberation Serif1" fo:font-size="13pt" style:font-size-asian="13pt" style:font-name-complex="Liberation Serif1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81d41a" loext:opacity="100%" fo:font-size="13pt" style:font-size-asian="13pt" style:font-size-complex="13pt"/>
    </style:style>
    <style:style style:name="T7" style:family="text">
      <style:text-properties fo:color="#2a6099" loext:opacity="100%" fo:font-size="13pt" style:font-size-asian="13pt" style:font-size-complex="13pt"/>
    </style:style>
    <style:style style:name="T8" style:family="text">
      <style:text-properties fo:font-size="13pt" fo:font-style="italic" style:font-size-asian="13pt" style:font-size-complex="13pt" style:font-style-complex="italic"/>
    </style:style>
    <style:style style:name="T9" style:family="text">
      <style:text-properties fo:color="#81d41a" loext:opacity="100%" fo:font-size="13pt" fo:font-style="italic" style:font-size-asian="13pt" style:font-size-complex="13pt" style:font-style-complex="italic"/>
    </style:style>
    <style:style style:name="T10" style:family="text">
      <style:text-properties fo:color="#2a6099" loext:opacity="100%" fo:font-size="13pt" fo:font-style="italic" style:font-size-asian="13pt" style:font-size-complex="13pt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2a6099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81d41a" loext:opacity="100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2a6099" loext:opacity="100%" fo:font-size="13pt" fo:background-color="#ffffff" style:font-size-asian="13pt" style:font-size-complex="13pt"/>
    </style:style>
    <style:style style:name="T17" style:family="text">
      <style:text-properties fo:color="#000000" loext:opacity="100%" fo:font-size="13pt" style:font-size-asian="13pt" style:font-size-complex="13pt"/>
    </style:style>
    <style:style style:name="T18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2" draw:id="id2" draw:layer="layout" svg:width="7.89cm" svg:height="6.921cm" svg:x="10.124cm" svg:y="1.64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 text:style-name="P1"><text:span text:style-name="T1">Carte {abstract}</text:span></text:p>
              </table:table-cell>
            </table:table-row>
            <table:table-row table:style-name="ro2">
              <table:table-cell table:style-name="ce1">
                <text:p text:style-name="P2"><text:span text:style-name="T2">~ </text:span><text:span text:style-name="T3">eneCost</text:span><text:span text:style-name="T2"> : </text:span><text:span text:style-name="T4">int</text:span></text:p>
                <text:p text:style-name="P2"><text:span text:style-name="T2">~ </text:span><text:span text:style-name="T3">statut</text:span><text:span text:style-name="T2"> : </text:span><text:span text:style-name="T4">Statut</text:span></text:p>
                <text:p text:style-name="P2"><text:span text:style-name="T2">~ </text:span><text:span text:style-name="T3">nom</text:span><text:span text:style-name="T2"> : </text:span><text:span text:style-name="T4">String</text:span></text:p>
              </table:table-cell>
            </table:table-row>
            <table:table-row table:style-name="ro3">
              <table:table-cell table:style-name="ce1">
                <text:p text:style-name="P2"><text:span text:style-name="T5">+ isEnergyEnough(</text:span><text:span text:style-name="T6">int</text:span><text:span text:style-name="T5"> </text:span><text:span text:style-name="T7">ene</text:span><text:span text:style-name="T5"> ) : </text:span><text:span text:style-name="T6">boolean</text:span></text:p>
                <text:p text:style-name="P2"><text:span text:style-name="T5">+ getEneCost( ) : </text:span><text:span text:style-name="T6">int</text:span></text:p>
                <text:p text:style-name="P2"><text:span text:style-name="T5">+ getNom( ) : </text:span><text:span text:style-name="T6">String</text:span></text:p>
                <text:p text:style-name="P2"><text:span text:style-name="T8">+</text:span><text:span text:style-name="T5"> </text:span><text:span text:style-name="T8">getType( ) : </text:span><text:span text:style-name="T9">String</text:span></text:p>
                <text:p text:style-name="P2"><text:span text:style-name="T8">+ getDetails( ) : </text:span><text:span text:style-name="T9">String</text:span></text:p>
                <text:p text:style-name="P2"><text:span text:style-name="T8">+ effectuerAction (</text:span><text:span text:style-name="T9">Entite</text:span><text:span text:style-name="T8"> </text:span><text:span text:style-name="T10">cible</text:span><text:span text:style-name="T8">) : </text:span><text:span text:style-name="T9">void</text:span></text:p>
                <text:p text:style-name="P2"><text:span text:style-name="T5">+ equals (</text:span><text:span text:style-name="T6">Object</text:span><text:span text:style-name="T5"> </text:span><text:span text:style-name="T7">obj</text:span><text:span text:style-name="T5">) : </text:span><text:span text:style-name="T6">boolean</text:span></text:p>
                <text:p text:style-name="P2"><text:span text:style-name="T5">+ toString( ) : </text:span><text:span text:style-name="T6">Str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xml:id="id1" draw:id="id1" draw:layer="layout" svg:width="8.001cm" svg:height="6.12cm" svg:x="19.644cm" svg:y="11.067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bg-none">
                <text:p text:style-name="P1">Cartestatut</text:p>
              </table:table-cell>
            </table:table-row>
            <table:table-row table:style-name="ro1">
              <table:table-cell table:style-name="bg-none"/>
            </table:table-row>
            <table:table-row table:style-name="ro3">
              <table:table-cell table:style-name="ce1">
                <text:p text:style-name="P2"><text:span text:style-name="T5">+ effectuerAction (</text:span><text:span text:style-name="T6">Entite</text:span><text:span text:style-name="T5"> </text:span><text:span text:style-name="T7">cible</text:span><text:span text:style-name="T5">) : </text:span><text:span text:style-name="T6">void</text:span></text:p>
                <text:p text:style-name="P2"><text:span text:style-name="T5">+ getNom( ) : </text:span><text:span text:style-name="T6">String</text:span></text:p>
                <text:p text:style-name="P2"><text:span text:style-name="T5">+ getType( ) : </text:span><text:span text:style-name="T6">String</text:span></text:p>
                <text:p text:style-name="P2"><text:span text:style-name="T5">+ getDetails( ) : </text:span><text:span text:style-name="T6">String</text:span></text:p>
                <text:p text:style-name="P2"><text:span text:style-name="T5">+ OndeDeChoc( ) : </text:span><text:span text:style-name="T6">Cartestatut</text:span></text:p>
                <text:p text:style-name="P2"><text:span text:style-name="T5">+ Offrande( ) : </text:span><text:span text:style-name="T6">Cartestatut</text:span></text:p>
                <text:p text:style-name="P2"><text:span text:style-name="T5">+ FormeDemoniaque( ) : </text:span><text:span text:style-name="T6">Cartestatut</text:span></text:p>
                <text:p text:style-name="P2"><text:span text:style-name="T5">+ setStatut(</text:span><text:span text:style-name="T6">Statut</text:span><text:span text:style-name="T5"> </text:span><text:span text:style-name="T7">statut</text:span><text:span text:style-name="T5"> ) : </text:span><text:span text:style-name="T6">Cartestatut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2" draw:text-style-name="P3" draw:layer="layout" draw:type="line" svg:x1="19.644cm" svg:y1="14.127cm" svg:x2="18.014cm" svg:y2="5.104cm" draw:start-shape="id1" draw:end-shape="id2" svg:d="M19644 14127l-1630-9023" svg:viewBox="0 0 1631 9024">
          <text:p/>
        </draw:connector>
        <draw:frame draw:style-name="gr1" xml:id="id3" draw:id="id3" draw:layer="layout" svg:width="7.988cm" svg:height="6.905cm" svg:x="10.521cm" svg:y="10.87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bg-none">
                <text:p text:style-name="P1">Cartedef</text:p>
              </table:table-cell>
            </table:table-row>
            <table:table-row table:style-name="ro5">
              <table:table-cell table:style-name="ce2">
                <text:p text:style-name="P4"><text:span text:style-name="T2">~ </text:span><text:span text:style-name="T3">block</text:span><text:span text:style-name="T2"> : </text:span><text:span text:style-name="T4">int</text:span></text:p>
              </table:table-cell>
            </table:table-row>
            <table:table-row table:style-name="ro6">
              <table:table-cell table:style-name="ce1">
                <text:p text:style-name="P2"><text:span text:style-name="T5">+ effectuerAction (</text:span><text:span text:style-name="T6">Entite</text:span><text:span text:style-name="T5"> </text:span><text:span text:style-name="T7">cible</text:span><text:span text:style-name="T5">) : </text:span><text:span text:style-name="T6">void</text:span></text:p>
                <text:p text:style-name="P2"><text:span text:style-name="T5">+ getType( ) : </text:span><text:span text:style-name="T6">String</text:span></text:p>
                <text:p text:style-name="P2"><text:span text:style-name="T5">+ getDetails( ) : </text:span><text:span text:style-name="T6">String</text:span></text:p>
                <text:p text:style-name="P2"><text:span text:style-name="T5">+ Defense( ) : </text:span><text:span text:style-name="T6">Cartedef</text:span></text:p>
                <text:p text:style-name="P2"><text:span text:style-name="T5">+ MemePasMal( ) : </text:span><text:span text:style-name="T6">Cartedef</text:span></text:p>
                <text:p text:style-name="P2"><text:span text:style-name="T5">+ VagueDeFer( ) : </text:span><text:span text:style-name="T6">Cartedef</text:span></text:p>
                <text:p text:style-name="P2"><text:span text:style-name="T5">+ Tenacite( ) : </text:span><text:span text:style-name="T6">Cartedef</text:span></text:p>
                <text:p text:style-name="P2"><text:span text:style-name="T5">+ Invincible( ) : </text:span><text:span text:style-name="T6">Cartedef</text:span></text:p>
                <text:p text:style-name="P2"><text:span text:style-name="T5">+ setStatut(</text:span><text:span text:style-name="T6">Statut</text:span><text:span text:style-name="T5"> </text:span><text:span text:style-name="T7">statut</text:span><text:span text:style-name="T5"> ) : </text:span><text:span text:style-name="T6">Cartedef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3" draw:text-style-name="P3" draw:layer="layout" draw:type="line" svg:x1="14.515cm" svg:y1="10.87cm" svg:x2="14.069cm" svg:y2="8.565cm" draw:start-shape="id3" draw:start-glue-point="0" draw:end-shape="id2" svg:d="M14515 10870l-446-2305" svg:viewBox="0 0 447 2306">
          <text:p/>
        </draw:connector>
        <draw:frame draw:style-name="gr1" xml:id="id4" draw:id="id4" draw:layer="layout" svg:width="7.6cm" svg:height="10.611cm" svg:x="1.899cm" svg:y="6.888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3">
                <text:p text:style-name="P5"><text:span text:style-name="T11">Carteatk</text:span></text:p>
              </table:table-cell>
            </table:table-row>
            <table:table-row table:style-name="ro8">
              <table:table-cell table:style-name="ce2">
                <text:p text:style-name="P4"><text:span text:style-name="T2">~ </text:span><text:span text:style-name="T3">degats</text:span><text:span text:style-name="T2"> : </text:span><text:span text:style-name="T4">int</text:span></text:p>
                <text:p text:style-name="P4"><text:span text:style-name="T2">+ </text:span><text:span text:style-name="T3">hero</text:span><text:span text:style-name="T2"> : </text:span><text:span text:style-name="T4">Hero</text:span></text:p>
              </table:table-cell>
            </table:table-row>
            <table:table-row table:style-name="ro9">
              <table:table-cell table:style-name="ce1">
                <text:p text:style-name="P2"><text:span text:style-name="T5">+ effectuerAction (</text:span><text:span text:style-name="T6">Entite</text:span><text:span text:style-name="T5"> </text:span><text:span text:style-name="T7">cible</text:span><text:span text:style-name="T5">) : </text:span><text:span text:style-name="T6">void</text:span></text:p>
                <text:p text:style-name="P2"><text:span text:style-name="T5">+ getType( ) : </text:span><text:span text:style-name="T6">String</text:span></text:p>
                <text:p text:style-name="P2"><text:span text:style-name="T5">+ getDetails( ) : </text:span><text:span text:style-name="T6">String</text:span></text:p>
                <text:p text:style-name="P2"><text:span text:style-name="T5">+ Frappe( ) : </text:span><text:span text:style-name="T6">Carteatk</text:span></text:p>
                <text:p text:style-name="P2"><text:span text:style-name="T5">+ Heurt( ) : </text:span><text:span text:style-name="T6">Carteatk</text:span></text:p>
                <text:p text:style-name="P2"><text:span text:style-name="T5">+ FrappeDuPommeau( ) : </text:span><text:span text:style-name="T6">Carteatk</text:span></text:p>
                <text:p text:style-name="P2"><text:span text:style-name="T5">+ FrappeDouble( ) : </text:span><text:span text:style-name="T6">Carteatk</text:span></text:p>
                <text:p text:style-name="P2"><text:span text:style-name="T5">+ Enchainement( ) : </text:span><text:span text:style-name="T6">Carteatk</text:span></text:p>
                <text:p text:style-name="P2"><text:span text:style-name="T5">+ EpeeBoomerang( ) : </text:span><text:span text:style-name="T6">Carteatk</text:span></text:p>
                <text:p text:style-name="P2"><text:span text:style-name="T5">+ Manchette( ) : </text:span><text:span text:style-name="T6">Carteatk</text:span></text:p>
                <text:p text:style-name="P2"><text:span text:style-name="T5">+ Plaquage(</text:span><text:span text:style-name="T6">int</text:span><text:span text:style-name="T5"> </text:span><text:span text:style-name="T7">block</text:span><text:span text:style-name="T5">) : </text:span><text:span text:style-name="T6">Carteatk</text:span></text:p>
                <text:p text:style-name="P2"><text:span text:style-name="T5">+ Hemokinesie( ) : </text:span><text:span text:style-name="T6">Carteatk</text:span></text:p>
                <text:p text:style-name="P2"><text:span text:style-name="T5">+ Uppercut( ) : </text:span><text:span text:style-name="T6">Carteatk</text:span></text:p>
                <text:p text:style-name="P2"><text:span text:style-name="T5">+ VoleeDeCoups( ) : </text:span><text:span text:style-name="T6">Carteatk</text:span></text:p>
                <text:p text:style-name="P2"><text:span text:style-name="T5">+ Gourdin( ) : </text:span><text:span text:style-name="T6">Carteatk</text:span></text:p>
                <text:p text:style-name="P2"><text:span text:style-name="T5">+ setStatut(</text:span><text:span text:style-name="T6">Statut</text:span><text:span text:style-name="T5"> </text:span><text:span text:style-name="T7">statut</text:span><text:span text:style-name="T5"> ) : </text:span><text:span text:style-name="T6">Carteatk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4" draw:text-style-name="P3" draw:layer="layout" draw:type="line" svg:x1="9.499cm" svg:y1="12.193cm" svg:x2="10.124cm" svg:y2="5.104cm" draw:start-shape="id4" draw:start-glue-point="1" draw:end-shape="id2" svg:d="M9499 12193l625-7089" svg:viewBox="0 0 626 7090">
          <text:p/>
        </draw:connector>
        <draw:frame draw:style-name="gr5" draw:text-style-name="P6" draw:layer="layout" svg:width="7.25cm" svg:height="3.806cm" svg:x="20cm" svg:y="2.75cm">
          <draw:text-box>
            <text:p><text:span text:style-name="T12">Bleu </text:span><text:span text:style-name="T13">: attributs et paramètres</text:span></text:p>
            <text:p><text:span text:style-name="T14">Vert </text:span><text:span text:style-name="T13">: type des attributs, paramètres et méthodes</text:span></text:p>
          </draw:text-box>
        </draw:frame>
      </draw:page>
      <draw:page draw:name="page2" draw:style-name="dp1" draw:master-page-name="Standard">
        <draw:frame draw:style-name="gr1" xml:id="id6" draw:id="id6" draw:layer="layout" svg:width="7.886cm" svg:height="6.483cm" svg:x="10.403cm" svg:y="2.18cm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ce4">
                <text:p text:style-name="P7"><text:span text:style-name="T15">Entite{abstract}</text:span></text:p>
              </table:table-cell>
            </table:table-row>
            <table:table-row table:style-name="ro10">
              <table:table-cell table:style-name="ce1">
                <text:p text:style-name="P2"><text:span text:style-name="T5">~ </text:span><text:span text:style-name="T7">pv </text:span><text:span text:style-name="T5">: </text:span><text:span text:style-name="T6">int</text:span></text:p>
                <text:p text:style-name="P2"><text:span text:style-name="T5">~ </text:span><text:span text:style-name="T7">pvMax</text:span><text:span text:style-name="T5"> : </text:span><text:span text:style-name="T6">int</text:span></text:p>
                <text:p text:style-name="P8"><text:span text:style-name="T5">~ </text:span><text:span text:style-name="T7">ene</text:span><text:span text:style-name="T5"> : </text:span><text:span text:style-name="T6">int</text:span></text:p>
                <text:p text:style-name="P8"><text:span text:style-name="T5">~ </text:span><text:span text:style-name="T16">degats </text:span><text:span text:style-name="T5">: </text:span><text:span text:style-name="T6">int</text:span></text:p>
                <text:p text:style-name="P8"><text:span text:style-name="T5">~ </text:span><text:span text:style-name="T7">block</text:span><text:span text:style-name="T5"> : </text:span><text:span text:style-name="T6">int</text:span></text:p>
                <text:p text:style-name="P8"><text:span text:style-name="T5">~ </text:span><text:span text:style-name="T7">statut </text:span><text:span text:style-name="T5">: </text:span><text:span text:style-name="T6">Statut</text:span></text:p>
              </table:table-cell>
            </table:table-row>
            <table:table-row table:style-name="ro10">
              <table:table-cell table:style-name="ce1">
                <text:p text:style-name="P2"><text:span text:style-name="T5">+ appliquerStatut(</text:span><text:span text:style-name="T6">Statut</text:span><text:span text:style-name="T5"> </text:span><text:span text:style-name="T7">statut</text:span><text:span text:style-name="T5">) : </text:span><text:span text:style-name="T6">void</text:span></text:p>
                <text:p text:style-name="P2"><text:span text:style-name="T5">+ augmenterBlock(</text:span><text:span text:style-name="T6">int</text:span><text:span text:style-name="T5"> </text:span><text:span text:style-name="T7">block</text:span><text:span text:style-name="T5">) : </text:span><text:span text:style-name="T6">void</text:span></text:p>
                <text:p text:style-name="P2"><text:span text:style-name="T5">+ recevoirDegats(</text:span><text:span text:style-name="T6">int</text:span><text:span text:style-name="T5"> </text:span><text:span text:style-name="T7">degats</text:span><text:span text:style-name="T5">) : </text:span><text:span text:style-name="T6">void</text:span></text:p>
                <text:p text:style-name="P2"><text:span text:style-name="T5">+ estMort(</text:span><text:span text:style-name="T6">Entite</text:span><text:span text:style-name="T5"> </text:span><text:span text:style-name="T7">cible</text:span><text:span text:style-name="T5">) : </text:span><text:span text:style-name="T6">boolea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xml:id="id5" draw:id="id5" draw:layer="layout" svg:width="9.771cm" svg:height="5.459cm" svg:x="2.228cm" svg:y="10.365cm">
          <table:table table:template-name="default" table:use-first-row-styles="true" table:use-banding-rows-styles="true">
            <table:table-column table:style-name="co6"/>
            <table:table-row table:style-name="ro10">
              <table:table-cell table:style-name="ce5">
                <text:p text:style-name="P1">Hero</text:p>
              </table:table-cell>
            </table:table-row>
            <table:table-row table:style-name="ro10">
              <table:table-cell table:style-name="ce1">
                <text:p text:style-name="P2"><text:span text:style-name="T5">- </text:span><text:span text:style-name="T7">choixMonstre </text:span><text:span text:style-name="T5">: </text:span><text:span text:style-name="T6">int</text:span></text:p>
                <text:p text:style-name="P2"><text:span text:style-name="T5">- </text:span><text:span text:style-name="T7">deck </text:span><text:span text:style-name="T5">: </text:span><text:span text:style-name="T6">Deck</text:span></text:p>
              </table:table-cell>
            </table:table-row>
            <table:table-row table:style-name="ro10">
              <table:table-cell table:style-name="ce1">
                <text:p text:style-name="P2"><text:span text:style-name="T5">+ getDeck( ) : </text:span><text:span text:style-name="T6">Deck</text:span></text:p>
                <text:p text:style-name="P2"><text:span text:style-name="T5">+ setDeck(</text:span><text:span text:style-name="T6">Deck</text:span><text:span text:style-name="T5"> </text:span><text:span text:style-name="T7">deck</text:span><text:span text:style-name="T5">) : </text:span><text:span text:style-name="T6">void</text:span></text:p>
                <text:p text:style-name="P2"><text:span text:style-name="T5">+ getChoixMonstre( ) : </text:span><text:span text:style-name="T6">int</text:span></text:p>
                <text:p text:style-name="P2"><text:span text:style-name="T5">+ setChoixMonstre(</text:span><text:span text:style-name="T6">int</text:span><text:span text:style-name="T5"> </text:span><text:span text:style-name="T7">choixMonstre</text:span><text:span text:style-name="T17">) : </text:span><text:span text:style-name="T6">void</text:span></text:p>
                <text:p text:style-name="P2"><text:span text:style-name="T5">+ jouerCarte(</text:span><text:span text:style-name="T6">Carte</text:span><text:span text:style-name="T5"> </text:span><text:span text:style-name="T7">carte</text:span><text:span text:style-name="T5">, </text:span><text:span text:style-name="T6">Entite</text:span><text:span text:style-name="T5"> </text:span><text:span text:style-name="T7">monstreCible</text:span><text:span text:style-name="T5">, </text:span><text:span text:style-name="T6">CombatRoom</text:span><text:span text:style-name="T5"> </text:span><text:span text:style-name="T7">arene</text:span><text:span text:style-name="T5">, </text:span><text:span text:style-name="T6">Scanner</text:span><text:span text:style-name="T5"> </text:span><text:span text:style-name="T7">sc</text:span><text:span text:style-name="T5">) : </text:span><text:span text:style-name="T6">void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6" draw:text-style-name="P3" draw:layer="layout" draw:type="line" svg:x1="7.113cm" svg:y1="10.365cm" svg:x2="10.403cm" svg:y2="5.421cm" draw:start-shape="id5" draw:start-glue-point="0" draw:end-shape="id6" draw:end-glue-point="3" svg:d="M7113 10365l3290-4944" svg:viewBox="0 0 3291 4945">
          <text:p/>
        </draw:connector>
        <draw:frame draw:style-name="gr1" xml:id="id7" draw:id="id7" draw:layer="layout" svg:width="9.652cm" svg:height="3.148cm" svg:x="18.682cm" svg:y="10.307cm">
          <table:table table:template-name="default" table:use-first-row-styles="true" table:use-banding-rows-styles="true">
            <table:table-column table:style-name="co7"/>
            <table:table-row table:style-name="ro10">
              <table:table-cell table:style-name="ce5">
                <text:p text:style-name="P1">Monstre</text:p>
              </table:table-cell>
            </table:table-row>
            <table:table-row table:style-name="ro10">
              <table:table-cell table:style-name="ce1">
                <text:p text:style-name="P2"><text:span text:style-name="T5">~ </text:span><text:span text:style-name="T7">nom </text:span><text:span text:style-name="T5">: </text:span><text:span text:style-name="T6">String</text:span></text:p>
              </table:table-cell>
            </table:table-row>
            <table:table-row table:style-name="ro11">
              <table:table-cell table:style-name="ce1">
                <text:p text:style-name="P2"><text:span text:style-name="T5">+ attaque(</text:span><text:span text:style-name="T6">Entite</text:span><text:span text:style-name="T5"> </text:span><text:span text:style-name="T7">hero</text:span><text:span text:style-name="T5">) : </text:span><text:span text:style-name="T6">void</text:span></text:p>
                <text:p text:style-name="P2"><text:span text:style-name="T5"/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7" draw:text-style-name="P3" draw:layer="layout" draw:type="line" svg:x1="23.508cm" svg:y1="10.307cm" svg:x2="18.289cm" svg:y2="5.421cm" draw:start-shape="id7" draw:start-glue-point="0" draw:end-shape="id6" draw:end-glue-point="1" svg:d="M23508 10307l-5219-4886" svg:viewBox="0 0 5220 4887">
          <text:p/>
        </draw:connector>
        <draw:frame draw:style-name="gr5" draw:text-style-name="P6" draw:layer="layout" svg:width="7.25cm" svg:height="3.806cm" svg:x="20cm" svg:y="2.75cm">
          <draw:text-box>
            <text:p><text:span text:style-name="T12">Bleu </text:span><text:span text:style-name="T13">: attributs et paramètres</text:span></text:p>
            <text:p><text:span text:style-name="T14">Vert </text:span><text:span text:style-name="T13">: type des attributs, paramètres et méthodes</text:span></text:p>
          </draw:text-box>
        </draw:frame>
      </draw:page>
      <draw:page draw:name="page3" draw:style-name="dp1" draw:master-page-name="Standard">
        <draw:frame draw:style-name="gr1" xml:id="id9" draw:id="id9" draw:layer="layout" svg:width="8.265cm" svg:height="4.251cm" svg:x="10.712cm" svg:y="8.099cm">
          <table:table table:template-name="default" table:use-first-row-styles="true" table:use-banding-rows-styles="true">
            <table:table-column table:style-name="co8"/>
            <table:table-row table:style-name="ro12">
              <table:table-cell table:style-name="ce3">
                <text:p text:style-name="P5"><text:span text:style-name="T11">Statut</text:span></text:p>
              </table:table-cell>
            </table:table-row>
            <table:table-row table:style-name="ro10">
              <table:table-cell table:style-name="ce1">
                <text:p text:style-name="P2"><text:span text:style-name="T5">- </text:span><text:span text:style-name="T7">effet </text:span><text:span text:style-name="T5">: </text:span><text:span text:style-name="T6">String</text:span></text:p>
              </table:table-cell>
            </table:table-row>
            <table:table-row table:style-name="ro10">
              <table:table-cell table:style-name="ce1">
                <text:p text:style-name="P2"><text:span text:style-name="T5">+ getEffet( ) : </text:span><text:span text:style-name="T6">String</text:span></text:p>
                <text:p text:style-name="P2"><text:span text:style-name="T5">+ applyDamage(</text:span><text:span text:style-name="T6">int</text:span><text:span text:style-name="T5"> </text:span><text:span text:style-name="T7">baseDamage</text:span><text:span text:style-name="T5">) : </text:span><text:span text:style-name="T6">int</text:span></text:p>
                <text:p text:style-name="P2"><text:span text:style-name="T5">+ endOfTurnEffect( ) : </text:span><text:span text:style-name="T6">void</text:span></text:p>
                <text:p text:style-name="P2"><text:span text:style-name="T5">+ isEffectOver( ) : </text:span><text:span text:style-name="T6">boolean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xml:id="id10" draw:id="id10" draw:layer="layout" svg:width="4.508cm" svg:height="2.735cm" svg:x="21.65cm" svg:y="9.562cm">
          <table:table table:template-name="default" table:use-first-row-styles="true" table:use-banding-rows-styles="true">
            <table:table-column table:style-name="co9"/>
            <table:table-row table:style-name="ro1">
              <table:table-cell table:style-name="ce3">
                <text:p text:style-name="P5"><text:span text:style-name="T11">PerdPV</text:span></text:p>
              </table:table-cell>
            </table:table-row>
            <table:table-row table:style-name="ro1">
              <table:table-cell table:style-name="bg-none"/>
            </table:table-row>
            <table:table-row table:style-name="ro1">
              <table:table-cell table:style-name="bg-none"/>
            </table:table-row>
          </table:table>
          <draw:image xlink:href="Pictures/TablePreview9.svm" xlink:type="simple" xlink:show="embed" xlink:actuate="onLoad"/>
        </draw:frame>
        <draw:frame draw:style-name="gr1" xml:id="id17" draw:id="id17" draw:layer="layout" svg:width="3.82cm" svg:height="2.735cm" svg:x="22.099cm" svg:y="5.819cm">
          <table:table table:template-name="default" table:use-first-row-styles="true" table:use-banding-rows-styles="true">
            <table:table-column table:style-name="co10"/>
            <table:table-row table:style-name="ro1">
              <table:table-cell table:style-name="ce3">
                <text:p text:style-name="P5"><text:span text:style-name="T11">Plaie</text:span></text:p>
              </table:table-cell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0.svm" xlink:type="simple" xlink:show="embed" xlink:actuate="onLoad"/>
        </draw:frame>
        <draw:frame draw:style-name="gr1" xml:id="id8" draw:id="id8" draw:layer="layout" svg:width="4.425cm" svg:height="2.735cm" svg:x="21.882cm" svg:y="12.87cm">
          <table:table table:template-name="default" table:use-first-row-styles="true" table:use-banding-rows-styles="true">
            <table:table-column table:style-name="co11"/>
            <table:table-row table:style-name="ro1">
              <table:table-cell table:style-name="ce3">
                <text:p text:style-name="P5"><text:span text:style-name="T11">GainEne</text:span></text:p>
              </table:table-cell>
            </table:table-row>
            <table:table-row table:style-name="ro1">
              <table:table-cell table:style-name="bg-none"/>
            </table:table-row>
            <table:table-row table:style-name="ro1">
              <table:table-cell table:style-name="bg-none"/>
            </table:table-row>
          </table:table>
          <draw:image xlink:href="Pictures/TablePreview11.svm" xlink:type="simple" xlink:show="embed" xlink:actuate="onLoad"/>
        </draw:frame>
        <draw:frame draw:style-name="gr1" xml:id="id11" draw:id="id11" draw:layer="layout" svg:width="6.851cm" svg:height="3.873cm" svg:x="11.206cm" svg:y="1.647cm">
          <table:table table:template-name="default" table:use-first-row-styles="true" table:use-banding-rows-styles="true">
            <table:table-column table:style-name="co12"/>
            <table:table-row table:style-name="ro1">
              <table:table-cell table:style-name="ce3">
                <text:p text:style-name="P5"><text:span text:style-name="T11">Fragile</text:span></text:p>
              </table:table-cell>
            </table:table-row>
            <table:table-row table:style-name="ro13">
              <table:table-cell table:style-name="ce1">
                <text:p text:style-name="P2"><text:span text:style-name="T5">- </text:span><text:span text:style-name="T7">nb </text:span><text:span text:style-name="T5">: </text:span><text:span text:style-name="T6">int</text:span></text:p>
              </table:table-cell>
            </table:table-row>
            <table:table-row table:style-name="ro14">
              <table:table-cell table:style-name="ce1">
                <text:p text:style-name="P2"><text:span text:style-name="T5">+ applyBlock(int </text:span><text:span text:style-name="T7">baseBlock</text:span><text:span text:style-name="T5">) : </text:span><text:span text:style-name="T6">int</text:span></text:p>
                <text:p text:style-name="P2"><text:span text:style-name="T5">+ endOfTurnEffect( ) : </text:span><text:span text:style-name="T6">void</text:span></text:p>
                <text:p text:style-name="P2"><text:span text:style-name="T5">+ isEffectOver( ) : </text:span><text:span text:style-name="T6">boolean</text:span></text:p>
                <text:p text:style-name="P2"><text:span text:style-name="T5">+ toString( ) : </text:span><text:span text:style-name="T6">String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xml:id="id16" draw:id="id16" draw:layer="layout" svg:width="6.814cm" svg:height="2.536cm" svg:x="17.288cm" svg:y="16.064cm">
          <table:table table:template-name="default" table:use-first-row-styles="true" table:use-banding-rows-styles="true">
            <table:table-column table:style-name="co13"/>
            <table:table-row table:style-name="ro1">
              <table:table-cell table:style-name="ce3">
                <text:p text:style-name="P5"><text:span text:style-name="T11">Pioche</text:span></text:p>
              </table:table-cell>
            </table:table-row>
            <table:table-row table:style-name="ro15">
              <table:table-cell table:style-name="ce1">
                <text:p text:style-name="P2"><text:span text:style-name="T5">- </text:span><text:span text:style-name="T7">nb </text:span><text:span text:style-name="T5">: </text:span><text:span text:style-name="T6">int</text:span></text:p>
              </table:table-cell>
            </table:table-row>
            <table:table-row table:style-name="ro1">
              <table:table-cell table:style-name="ce1">
                <text:p text:style-name="P2"><text:span text:style-name="T5">+ applyPioche(</text:span><text:span text:style-name="T6">Deck</text:span><text:span text:style-name="T5"> </text:span><text:span text:style-name="T7">deck</text:span><text:span text:style-name="T5">) : </text:span><text:span text:style-name="T6">void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xml:id="id13" draw:id="id13" draw:layer="layout" svg:width="7.961cm" svg:height="3.873cm" svg:x="0.998cm" svg:y="6.315cm">
          <table:table table:template-name="default" table:use-first-row-styles="true" table:use-banding-rows-styles="true">
            <table:table-column table:style-name="co14"/>
            <table:table-row table:style-name="ro1">
              <table:table-cell table:style-name="ce3">
                <text:p text:style-name="P5"><text:span text:style-name="T11">Faiblesse</text:span></text:p>
              </table:table-cell>
            </table:table-row>
            <table:table-row table:style-name="ro13">
              <table:table-cell table:style-name="ce1">
                <text:p text:style-name="P2"><text:span text:style-name="T5">- </text:span><text:span text:style-name="T7">nb </text:span><text:span text:style-name="T5">: </text:span><text:span text:style-name="T6">int</text:span></text:p>
              </table:table-cell>
            </table:table-row>
            <table:table-row table:style-name="ro14">
              <table:table-cell table:style-name="ce1">
                <text:p text:style-name="P2"><text:span text:style-name="T5">+ applyDamge(</text:span><text:span text:style-name="T6">int</text:span><text:span text:style-name="T5"> </text:span><text:span text:style-name="T7">baseDamage</text:span><text:span text:style-name="T5">) : </text:span><text:span text:style-name="T6">int</text:span></text:p>
                <text:p text:style-name="P8"><text:span text:style-name="T5">+ endOfTurnEffect( ) : </text:span><text:span text:style-name="T6">void</text:span></text:p>
                <text:p text:style-name="P8"><text:span text:style-name="T5">+ isEffectOver( ) : </text:span><text:span text:style-name="T6">boolean</text:span></text:p>
                <text:p text:style-name="P8"><text:span text:style-name="T5">+ toString( ) : </text:span><text:span text:style-name="T6">String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xml:id="id12" draw:id="id12" draw:layer="layout" svg:width="7.861cm" svg:height="2.849cm" svg:x="1.638cm" svg:y="2.951cm">
          <table:table table:template-name="default" table:use-first-row-styles="true" table:use-banding-rows-styles="true">
            <table:table-column table:style-name="co15"/>
            <table:table-row table:style-name="ro1">
              <table:table-cell table:style-name="ce3">
                <text:p text:style-name="P5"><text:span text:style-name="T11">Force</text:span></text:p>
              </table:table-cell>
            </table:table-row>
            <table:table-row table:style-name="ro13">
              <table:table-cell table:style-name="ce1">
                <text:p text:style-name="P2"><text:span text:style-name="T5">- </text:span><text:span text:style-name="T7">nb </text:span><text:span text:style-name="T5">: </text:span><text:span text:style-name="T6">int</text:span></text:p>
              </table:table-cell>
            </table:table-row>
            <table:table-row table:style-name="ro16">
              <table:table-cell table:style-name="ce1">
                <text:p text:style-name="P2"><text:span text:style-name="T5">+ applyDamge(</text:span><text:span text:style-name="T6">int</text:span><text:span text:style-name="T5"> </text:span><text:span text:style-name="T7">baseDamage</text:span><text:span text:style-name="T5">) : </text:span><text:span text:style-name="T6">int</text:span></text:p>
                <text:p text:style-name="P2"><text:span text:style-name="T5">+ toString( ) : </text:span><text:span text:style-name="T6">String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" xml:id="id14" draw:id="id14" draw:layer="layout" svg:width="7.721cm" svg:height="3.361cm" svg:x="8.814cm" svg:y="15.63cm">
          <table:table table:template-name="default" table:use-first-row-styles="true" table:use-banding-rows-styles="true">
            <table:table-column table:style-name="co16"/>
            <table:table-row table:style-name="ro1">
              <table:table-cell table:style-name="ce3">
                <text:p text:style-name="P5"><text:span text:style-name="T11">FormeDemoniaque</text:span></text:p>
              </table:table-cell>
            </table:table-row>
            <table:table-row table:style-name="ro13">
              <table:table-cell table:style-name="ce1">
                <text:p text:style-name="P2"><text:span text:style-name="T5">- </text:span><text:span text:style-name="T7">forceStatut </text:span><text:span text:style-name="T5">: </text:span><text:span text:style-name="T6">Force</text:span></text:p>
              </table:table-cell>
            </table:table-row>
            <table:table-row table:style-name="ro17">
              <table:table-cell table:style-name="ce1">
                <text:p text:style-name="P2"><text:span text:style-name="T5">+ startOfTurnEffect(</text:span><text:span text:style-name="T6">Hero</text:span><text:span text:style-name="T5"> </text:span><text:span text:style-name="T7">hero</text:span><text:span text:style-name="T5">) : </text:span><text:span text:style-name="T6">void</text:span></text:p>
                <text:p text:style-name="P2"><text:span text:style-name="T5">+ isEffectOver( ) : </text:span><text:span text:style-name="T6">boolean</text:span></text:p>
                <text:p text:style-name="P9"><text:span text:style-name="T5">+ toString( ) : </text:span><text:span text:style-name="T6">String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xml:id="id15" draw:id="id15" draw:layer="layout" svg:width="7.999cm" svg:height="3.873cm" svg:x="0.941cm" svg:y="11.58cm">
          <table:table table:template-name="default" table:use-first-row-styles="true" table:use-banding-rows-styles="true">
            <table:table-column table:style-name="co17"/>
            <table:table-row table:style-name="ro1">
              <table:table-cell table:style-name="ce3">
                <text:p text:style-name="P5"><text:span text:style-name="T11">Vulnerable</text:span></text:p>
              </table:table-cell>
            </table:table-row>
            <table:table-row table:style-name="ro13">
              <table:table-cell table:style-name="ce1">
                <text:p text:style-name="P2"><text:span text:style-name="T5">- </text:span><text:span text:style-name="T7">nb </text:span><text:span text:style-name="T5">: </text:span><text:span text:style-name="T6">int</text:span></text:p>
              </table:table-cell>
            </table:table-row>
            <table:table-row table:style-name="ro14">
              <table:table-cell table:style-name="bg-none">
                <text:p><text:span text:style-name="T5">+ applyDamge(</text:span><text:span text:style-name="T6">int</text:span><text:span text:style-name="T5"> </text:span><text:span text:style-name="T7">baseDamage</text:span><text:span text:style-name="T5">) : </text:span><text:span text:style-name="T6">int</text:span></text:p>
                <text:p text:style-name="P10"><text:span text:style-name="T5">+ endOfTurnEffect( ) : </text:span><text:span text:style-name="T6">void</text:span></text:p>
                <text:p text:style-name="P10"><text:span text:style-name="T5">+ isEffectOver( ) : </text:span><text:span text:style-name="T6">boolean</text:span></text:p>
                <text:p text:style-name="P10"><text:span text:style-name="T5">+ toString( ) : </text:span><text:span text:style-name="T6">String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8" draw:text-style-name="P3" draw:layer="layout" draw:type="line" svg:x1="21.882cm" svg:y1="14.237cm" svg:x2="18.977cm" svg:y2="10.224cm" draw:start-shape="id8" draw:start-glue-point="3" draw:end-shape="id9" draw:end-glue-point="1" svg:d="M21882 14237l-2905-4013" svg:viewBox="0 0 2906 4014">
          <text:p/>
        </draw:connector>
        <draw:connector draw:style-name="gr9" draw:text-style-name="P3" draw:layer="layout" draw:type="line" svg:x1="21.65cm" svg:y1="10.929cm" svg:x2="18.977cm" svg:y2="10.224cm" draw:start-shape="id10" draw:start-glue-point="3" draw:end-shape="id9" draw:end-glue-point="1" svg:d="M21650 10929l-2673-705" svg:viewBox="0 0 2674 706">
          <text:p/>
        </draw:connector>
        <draw:connector draw:style-name="gr10" draw:text-style-name="P3" draw:layer="layout" draw:type="line" svg:x1="14.631cm" svg:y1="5.52cm" svg:x2="14.844cm" svg:y2="8.099cm" draw:start-shape="id11" draw:start-glue-point="2" draw:end-shape="id9" draw:end-glue-point="0" svg:d="M14631 5520l213 2579" svg:viewBox="0 0 214 2580">
          <text:p/>
        </draw:connector>
        <draw:connector draw:style-name="gr11" draw:text-style-name="P3" draw:layer="layout" draw:type="line" svg:x1="9.499cm" svg:y1="4.375cm" svg:x2="14.844cm" svg:y2="8.099cm" draw:start-shape="id12" draw:start-glue-point="1" draw:end-shape="id9" draw:end-glue-point="0" svg:d="M9499 4375l5345 3724" svg:viewBox="0 0 5346 3725">
          <text:p/>
        </draw:connector>
        <draw:connector draw:style-name="gr12" draw:text-style-name="P3" draw:layer="layout" draw:type="line" svg:x1="8.959cm" svg:y1="8.251cm" svg:x2="10.712cm" svg:y2="10.224cm" draw:start-shape="id13" draw:start-glue-point="1" draw:end-shape="id9" draw:end-glue-point="3" svg:d="M8959 8251l1753 1973" svg:viewBox="0 0 1754 1974">
          <text:p/>
        </draw:connector>
        <draw:connector draw:style-name="gr13" draw:text-style-name="P3" draw:layer="layout" draw:type="line" svg:x1="12.674cm" svg:y1="15.63cm" svg:x2="14.844cm" svg:y2="12.35cm" draw:start-shape="id14" draw:start-glue-point="0" draw:end-shape="id9" draw:end-glue-point="2" svg:d="M12674 15630l2170-3280" svg:viewBox="0 0 2171 3281">
          <text:p/>
        </draw:connector>
        <draw:frame draw:style-name="gr5" draw:text-style-name="P6" draw:layer="layout" svg:width="7.25cm" svg:height="3.806cm" svg:x="20.5cm" svg:y="1.5cm">
          <draw:text-box>
            <text:p><text:span text:style-name="T12">Bleu </text:span><text:span text:style-name="T13">: attributs et paramètres</text:span></text:p>
            <text:p><text:span text:style-name="T14">Vert </text:span><text:span text:style-name="T13">: type des attributs, paramètres et méthodes</text:span></text:p>
          </draw:text-box>
        </draw:frame>
        <draw:connector draw:style-name="gr14" draw:text-style-name="P3" draw:layer="layout" draw:type="line" svg:x1="8.94cm" svg:y1="13.516cm" svg:x2="10.712cm" svg:y2="10.224cm" draw:start-shape="id15" draw:start-glue-point="1" draw:end-shape="id9" draw:end-glue-point="3" svg:d="M8940 13516l1772-3292" svg:viewBox="0 0 1773 3293">
          <text:p/>
        </draw:connector>
        <draw:connector draw:style-name="gr15" draw:text-style-name="P3" draw:layer="layout" draw:type="line" svg:x1="20.695cm" svg:y1="16.064cm" svg:x2="14.844cm" svg:y2="12.35cm" draw:start-shape="id16" draw:start-glue-point="0" draw:end-shape="id9" draw:end-glue-point="2" svg:d="M20695 16064l-5851-3714" svg:viewBox="0 0 5852 3715">
          <text:p/>
        </draw:connector>
        <draw:connector draw:style-name="gr16" draw:text-style-name="P3" draw:layer="layout" draw:type="line" svg:x1="22.099cm" svg:y1="7.186cm" svg:x2="18.977cm" svg:y2="10.224cm" draw:start-shape="id17" draw:start-glue-point="3" draw:end-shape="id9" draw:end-glue-point="1" svg:d="M22099 7186l-3122 3038" svg:viewBox="0 0 3123 3039">
          <text:p/>
        </draw:connector>
      </draw:page>
      <draw:page draw:name="page4" draw:style-name="dp1" draw:master-page-name="Standard">
        <draw:frame draw:style-name="gr1" draw:layer="layout" svg:width="8.629cm" svg:height="4.897cm" svg:x="19.782cm" svg:y="11.634cm">
          <table:table table:template-name="default" table:use-first-row-styles="true" table:use-banding-rows-styles="true">
            <table:table-column table:style-name="co18"/>
            <table:table-row table:style-name="ro1">
              <table:table-cell table:style-name="ce5">
                <text:p text:style-name="P1">CombatRoom</text:p>
              </table:table-cell>
            </table:table-row>
            <table:table-row table:style-name="ro16">
              <table:table-cell table:style-name="ce1">
                <text:p text:style-name="P2"><text:span text:style-name="T5">- </text:span><text:span text:style-name="T7">hero </text:span><text:span text:style-name="T5">: </text:span><text:span text:style-name="T6">Hero</text:span></text:p>
                <text:p text:style-name="P2"><text:span text:style-name="T5">- </text:span><text:span text:style-name="T7">monstres </text:span><text:span text:style-name="T5">: </text:span><text:span text:style-name="T6">Monstre</text:span><text:span text:style-name="T5">[ ]</text:span></text:p>
              </table:table-cell>
            </table:table-row>
            <table:table-row table:style-name="ro18">
              <table:table-cell table:style-name="ce1">
                <text:p text:style-name="P2"><text:span text:style-name="T5">+ enter( ) : </text:span><text:span text:style-name="T6">void</text:span></text:p>
                <text:p text:style-name="P2"><text:span text:style-name="T5">+ combatenCours( ) : </text:span><text:span text:style-name="T6">boolean</text:span></text:p>
                <text:p text:style-name="P2"><text:span text:style-name="T5">+ tousMonstresMorts( ) : </text:span><text:span text:style-name="T6">boolean</text:span></text:p>
                <text:p text:style-name="P2"><text:span text:style-name="T5">+ combat( ) : </text:span><text:span text:style-name="T6">void</text:span></text:p>
                <text:p text:style-name="P2"><text:span text:style-name="T5">- choisirCartesJoueur(</text:span><text:span text:style-name="T6">Scanner</text:span><text:span text:style-name="T5"> </text:span><text:span text:style-name="T7">sc</text:span><text:span text:style-name="T5">) : </text:span><text:span text:style-name="T6">void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layer="layout" svg:width="5.75cm" svg:height="2.885cm" svg:x="21.424cm" svg:y="6.902cm">
          <table:table table:template-name="default" table:use-first-row-styles="true" table:use-banding-rows-styles="true">
            <table:table-column table:style-name="co19"/>
            <table:table-row table:style-name="ro10">
              <table:table-cell table:style-name="ce5">
                <text:p text:style-name="P1">FinalBossRoom</text:p>
              </table:table-cell>
            </table:table-row>
            <table:table-row table:style-name="ro10">
              <table:table-cell table:style-name="ce1">
                <text:p text:style-name="P2"><text:span text:style-name="T5">+ </text:span><text:span text:style-name="T7">hero </text:span><text:span text:style-name="T5">: </text:span><text:span text:style-name="T6">Hero</text:span></text:p>
              </table:table-cell>
            </table:table-row>
            <table:table-row table:style-name="ro10">
              <table:table-cell table:style-name="ce1">
                <text:p text:style-name="P2"><text:span text:style-name="T5">+ enter( ) : </text:span><text:span text:style-name="T6">void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" draw:layer="layout" svg:width="4.073cm" svg:height="2.337cm" svg:x="13.881cm" svg:y="16.809cm">
          <table:table table:template-name="default" table:use-first-row-styles="true" table:use-banding-rows-styles="true">
            <table:table-column table:style-name="co20"/>
            <table:table-row table:style-name="ro1">
              <table:table-cell table:style-name="ce5">
                <text:p text:style-name="P1">RestRoom</text:p>
              </table:table-cell>
            </table:table-row>
            <table:table-row table:style-name="ro13">
              <table:table-cell table:style-name="ce1">
                <text:p text:style-name="P2"><text:span text:style-name="T5">- </text:span><text:span text:style-name="T7">hero </text:span><text:span text:style-name="T5">: </text:span><text:span text:style-name="T6">Hero</text:span></text:p>
              </table:table-cell>
            </table:table-row>
            <table:table-row table:style-name="ro13">
              <table:table-cell table:style-name="ce1">
                <text:p text:style-name="P2"><text:span text:style-name="T5">+ enter( ) : </text:span><text:span text:style-name="T6">void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" draw:layer="layout" svg:width="8.757cm" svg:height="3.148cm" svg:x="1.756cm" svg:y="15.889cm">
          <table:table table:template-name="default" table:use-first-row-styles="true" table:use-banding-rows-styles="true">
            <table:table-column table:style-name="co21"/>
            <table:table-row table:style-name="ro10">
              <table:table-cell table:style-name="ce5">
                <text:p text:style-name="P1">Game</text:p>
              </table:table-cell>
            </table:table-row>
            <table:table-row table:style-name="ro10">
              <table:table-cell table:style-name="ce1">
                <text:p text:style-name="P2"><text:span text:style-name="T5">- </text:span><text:span text:style-name="T7">rooms </text:span><text:span text:style-name="T5">: </text:span><text:span text:style-name="T6">Object</text:span><text:span text:style-name="T5">[ ]</text:span></text:p>
                <text:p text:style-name="P2"><text:span text:style-name="T5">+ </text:span><text:span text:style-name="T7">hero </text:span><text:span text:style-name="T5">: </text:span><text:span text:style-name="T6">Hero</text:span></text:p>
              </table:table-cell>
            </table:table-row>
            <table:table-row table:style-name="ro10">
              <table:table-cell table:style-name="ce1">
                <text:p text:style-name="P2"><text:span text:style-name="T5">+ start( ) : </text:span><text:span text:style-name="T6">void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" draw:layer="layout" svg:width="13.14cm" svg:height="8.531cm" svg:x="1.187cm" svg:y="5.616cm">
          <table:table table:template-name="default" table:use-first-row-styles="true" table:use-banding-rows-styles="true">
            <table:table-column table:style-name="co22"/>
            <table:table-row table:style-name="ro10">
              <table:table-cell table:style-name="ce5">
                <text:p text:style-name="P1">Deck</text:p>
              </table:table-cell>
            </table:table-row>
            <table:table-row table:style-name="ro10">
              <table:table-cell table:style-name="ce1">
                <text:p text:style-name="P2"><text:span text:style-name="T5">- </text:span><text:span text:style-name="T7">cartesAjoutees </text:span><text:span text:style-name="T5">: </text:span><text:span text:style-name="T6">HashSet</text:span><text:span text:style-name="T5">&lt;</text:span><text:span text:style-name="T6">Carte</text:span><text:span text:style-name="T5">&gt;</text:span></text:p>
                <text:p text:style-name="P2"><text:span text:style-name="T5">- </text:span><text:span text:style-name="T7">deck </text:span><text:span text:style-name="T5">: </text:span><text:span text:style-name="T6">ArrayList</text:span><text:span text:style-name="T5">&lt;</text:span><text:span text:style-name="T6">Carte</text:span><text:span text:style-name="T5">&gt;</text:span></text:p>
                <text:p text:style-name="P2"><text:span text:style-name="T5">- </text:span><text:span text:style-name="T7">cartesNonUtilisees </text:span><text:span text:style-name="T5">: </text:span><text:span text:style-name="T6">List</text:span><text:span text:style-name="T5">&lt;</text:span><text:span text:style-name="T6">Carte</text:span><text:span text:style-name="T5">&gt;</text:span></text:p>
                <text:p text:style-name="P2"><text:span text:style-name="T5">+ </text:span><text:span text:style-name="T7">hero </text:span><text:span text:style-name="T5">: </text:span><text:span text:style-name="T6">Hero</text:span></text:p>
              </table:table-cell>
            </table:table-row>
            <table:table-row table:style-name="ro19">
              <table:table-cell table:style-name="ce1">
                <text:p text:style-name="P2"><text:span text:style-name="T5">+ setHero(</text:span><text:span text:style-name="T6">Hero</text:span><text:span text:style-name="T5"> </text:span><text:span text:style-name="T7">hero</text:span><text:span text:style-name="T5">) : </text:span><text:span text:style-name="T6">void</text:span></text:p>
                <text:p text:style-name="P2"><text:span text:style-name="T5">- initialiserDeck(</text:span><text:span text:style-name="T6">List</text:span><text:span text:style-name="T5">&lt;</text:span><text:span text:style-name="T6">Carte</text:span><text:span text:style-name="T5">&gt; </text:span><text:span text:style-name="T7">toutesLesCartes</text:span><text:span text:style-name="T5">, </text:span><text:span text:style-name="T6">Hero</text:span><text:span text:style-name="T5"> </text:span><text:span text:style-name="T7">hero</text:span><text:span text:style-name="T5">) : </text:span><text:span text:style-name="T6">void</text:span></text:p>
                <text:p text:style-name="P2"><text:span text:style-name="T5">- melangerDeck( ) : </text:span><text:span text:style-name="T6">void</text:span></text:p>
                <text:p text:style-name="P2"><text:span text:style-name="T5">+ size( ) : </text:span><text:span text:style-name="T6">int</text:span></text:p>
                <text:p text:style-name="P2"><text:span text:style-name="T5">+ get(</text:span><text:span text:style-name="T6">int</text:span><text:span text:style-name="T5"> </text:span><text:span text:style-name="T7">index</text:span><text:span text:style-name="T5">) : </text:span><text:span text:style-name="T6">Carte</text:span></text:p>
                <text:p text:style-name="P2"><text:span text:style-name="T5">+ retirerCarte(</text:span><text:span text:style-name="T6">Carte</text:span><text:span text:style-name="T5"> </text:span><text:span text:style-name="T7">carte</text:span><text:span text:style-name="T5">) : </text:span><text:span text:style-name="T6">void</text:span></text:p>
                <text:p text:style-name="P2"><text:span text:style-name="T5">+ piocherCarte( ) : </text:span><text:span text:style-name="T6">Carte</text:span></text:p>
                <text:p text:style-name="P2"><text:span text:style-name="T5">+ piocherCartes(</text:span><text:span text:style-name="T6">int</text:span><text:span text:style-name="T5"> </text:span><text:span text:style-name="T7">nombreDeCartes</text:span><text:span text:style-name="T5">) : </text:span><text:span text:style-name="T6">void</text:span></text:p>
                <text:p text:style-name="P2"><text:span text:style-name="T5">+ piocherCarteAleatoire( ) : </text:span><text:span text:style-name="T6">Carte</text:span></text:p>
                <text:p text:style-name="P2"><text:span text:style-name="T5">+ indexOf(</text:span><text:span text:style-name="T6">Carte</text:span><text:span text:style-name="T5"> </text:span><text:span text:style-name="T7">carte</text:span><text:span text:style-name="T5">) : </text:span><text:span text:style-name="T6">int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7" draw:text-style-name="P11" draw:layer="layout" svg:width="9.75cm" svg:height="1.5cm" svg:x="9cm" svg:y="1.25cm">
          <draw:text-box>
            <text:p><text:span text:style-name="T18">Classes Indépendantes</text:span></text:p>
          </draw:text-box>
        </draw:frame>
        <draw:frame draw:style-name="gr5" draw:text-style-name="P6" draw:layer="layout" svg:width="7.25cm" svg:height="3.806cm" svg:x="20.5cm" svg:y="1.694cm">
          <draw:text-box>
            <text:p><text:span text:style-name="T12">Bleu </text:span><text:span text:style-name="T13">: attributs et paramètres</text:span></text:p>
            <text:p><text:span text:style-name="T14">Vert </text:span><text:span text:style-name="T13">: type des attributs, paramètres et méth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3T15:18:44.849000000</meta:creation-date>
    <dc:date>2024-01-23T18:11:08.749000000</dc:date>
    <meta:editing-duration>PT1H50M37S</meta:editing-duration>
    <meta:editing-cycles>6</meta:editing-cycles>
    <meta:generator>LibreOffice/7.6.0.3$Windows_X86_64 LibreOffice_project/69edd8b8ebc41d00b4de3915dc82f8f0fc3b6265</meta:generator>
    <meta:print-date>2024-01-23T18:10:02.436000000</meta:print-date>
    <meta:printed-by>Fichiers PDF</meta:printed-by>
    <meta:document-statistic meta:object-count="41"/>
  </office:meta>
</office:document-meta>
</file>